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C00000174F5B9BFE02160F63F.png" manifest:media-type="image/png"/>
  <manifest:file-entry manifest:full-path="Pictures/100000000000015E000001891A8089196F05397A.png" manifest:media-type="image/png"/>
  <manifest:file-entry manifest:full-path="Pictures/10000000000001B70000013A81E090043D34AC96.png" manifest:media-type="image/png"/>
  <manifest:file-entry manifest:full-path="Pictures/100000000000015B0000012C6EDF07EA38A397B8.png" manifest:media-type="image/png"/>
  <manifest:file-entry manifest:full-path="Pictures/100000000000015500000118BEDAFC1F119C0D5E.png" manifest:media-type="image/png"/>
  <manifest:file-entry manifest:full-path="Pictures/10000000000001470000016701597774AA252861.png" manifest:media-type="image/png"/>
  <manifest:file-entry manifest:full-path="Pictures/1000000000000198000000DE3E6414523EDC08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7dc8" officeooo:paragraph-rsid="00127dc8"/>
    </style:style>
    <style:style style:name="P2" style:family="paragraph" style:parent-style-name="Standard">
      <style:text-properties officeooo:rsid="00131773" officeooo:paragraph-rsid="00131773"/>
    </style:style>
    <style:style style:name="P3" style:family="paragraph" style:parent-style-name="Standard">
      <style:text-properties officeooo:rsid="0014c4a5" officeooo:paragraph-rsid="0014c4a5"/>
    </style:style>
    <style:style style:name="P4" style:family="paragraph" style:parent-style-name="Standard">
      <style:text-properties officeooo:rsid="001571fb" officeooo:paragraph-rsid="001571fb"/>
    </style:style>
    <style:style style:name="T1" style:family="text">
      <style:text-properties officeooo:rsid="0014c4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5</text:p>
      <text:p text:style-name="P1"/>
      <text:p text:style-name="P1">1.</text:p>
      <text:p text:style-name="P1"><draw:frame draw:style-name="fr2" draw:name="Изображение1" text:anchor-type="char" svg:width="10.793cm" svg:height="5.874cm" draw:z-index="0"><draw:image xlink:href="Pictures/1000000000000198000000DE3E6414523EDC085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2.<text:tab/><text:tab/><text:tab/><text:tab/><text:tab/><text:tab/><text:tab/><text:tab/><text:tab/><text:tab/><text:tab/><text:tab/><text:tab/></text:p>
      <text:p text:style-name="P1"><draw:frame draw:style-name="fr1" draw:name="Изображение2" text:anchor-type="char" svg:width="9.021cm" svg:height="7.407cm" draw:z-index="1"><draw:image xlink:href="Pictures/100000000000015500000118BEDAFC1F119C0D5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3.</text:p>
      <text:p text:style-name="P2"/>
      <text:p text:style-name="P2"><draw:frame draw:style-name="fr1" draw:name="Изображение3" text:anchor-type="char" svg:width="9.179cm" svg:height="7.936cm" draw:z-index="2"><draw:image xlink:href="Pictures/100000000000015B0000012C6EDF07EA38A397B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3">4. <text:s/>for(int i = 1; i&lt;=150; i++) *</text:p>
      <text:p text:style-name="P3"/>
      <text:p text:style-name="P3"><draw:frame draw:style-name="fr1" draw:name="Изображение4" text:anchor-type="char" svg:width="11.613cm" svg:height="8.306cm" draw:z-index="3"><draw:image xlink:href="Pictures/10000000000001B70000013A81E090043D34AC9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5.</text:p>
      <text:p text:style-name="P3"/>
      <text:p text:style-name="P3"><draw:frame draw:style-name="fr1" draw:name="Изображение5" text:anchor-type="char" svg:width="9.259cm" svg:height="10.396cm" draw:z-index="4"><draw:image xlink:href="Pictures/100000000000015E000001891A8089196F05397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4"><text:soft-page-break/>6.</text:p>
      <text:p text:style-name="P4"/>
      <text:p text:style-name="P4"><draw:frame draw:style-name="fr1" draw:name="Изображение6" text:anchor-type="char" svg:width="9.206cm" svg:height="9.841cm" draw:z-index="5"><draw:image xlink:href="Pictures/100000000000015C00000174F5B9BFE02160F63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>7.</text:p>
      <text:p text:style-name="P4"/>
      <text:p text:style-name="P4"><draw:frame draw:style-name="fr1" draw:name="Изображение7" text:anchor-type="char" svg:width="8.65cm" svg:height="9.497cm" draw:z-index="6"><draw:image xlink:href="Pictures/10000000000001470000016701597774AA2528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49:12.668206234</meta:creation-date>
    <dc:date>2022-11-10T14:36:14.671458071</dc:date>
    <meta:editing-duration>PT6M19S</meta:editing-duration>
    <meta:editing-cycles>1</meta:editing-cycles>
    <meta:document-statistic meta:table-count="0" meta:image-count="7" meta:object-count="0" meta:page-count="3" meta:paragraph-count="14" meta:word-count="16" meta:character-count="410" meta:non-whitespace-character-count="50"/>
    <meta:generator>LibreOffice/7.3.6.2$Linux_X86_64 LibreOffice_project/30$Build-2</meta:generator>
  </office:meta>
</office:document-meta>
</file>